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8.981cm" fo:margin-left="-0.984cm" table:align="left"/>
    </style:style>
    <style:style style:name="Tableau1.A" style:family="table-column">
      <style:table-column-properties style:column-width="2.261cm"/>
    </style:style>
    <style:style style:name="Tableau1.C" style:family="table-column">
      <style:table-column-properties style:column-width="2.078cm"/>
    </style:style>
    <style:style style:name="Tableau1.D" style:family="table-column">
      <style:table-column-properties style:column-width="2.445cm"/>
    </style:style>
    <style:style style:name="Tableau1.I" style:family="table-column">
      <style:table-column-properties style:column-width="0.891cm"/>
    </style:style>
    <style:style style:name="Tableau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2" style:family="table">
      <style:table-properties style:width="18.796cm" fo:margin-left="-0.82cm" table:align="left"/>
    </style:style>
    <style:style style:name="Tableau2.A" style:family="table-column">
      <style:table-column-properties style:column-width="2.808cm"/>
    </style:style>
    <style:style style:name="Tableau2.B" style:family="table-column">
      <style:table-column-properties style:column-width="2.789cm"/>
    </style:style>
    <style:style style:name="Tableau2.C" style:family="table-column">
      <style:table-column-properties style:column-width="2.605cm"/>
    </style:style>
    <style:style style:name="Tableau2.D" style:family="table-column">
      <style:table-column-properties style:column-width="2.708cm"/>
    </style:style>
    <style:style style:name="Tableau2.E" style:family="table-column">
      <style:table-column-properties style:column-width="2.298cm"/>
    </style:style>
    <style:style style:name="Tableau2.F" style:family="table-column">
      <style:table-column-properties style:column-width="2.381cm"/>
    </style:style>
    <style:style style:name="Tableau2.G" style:family="table-column">
      <style:table-column-properties style:column-width="2.29cm"/>
    </style:style>
    <style:style style:name="Tableau2.H" style:family="table-column">
      <style:table-column-properties style:column-width="0.917cm"/>
    </style:style>
    <style:style style:name="Tableau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4e1d" officeooo:paragraph-rsid="001e39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b09f" officeooo:paragraph-rsid="001e39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bc2d" officeooo:paragraph-rsid="001e39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bc2d" officeooo:paragraph-rsid="001e39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e2d5" officeooo:paragraph-rsid="001e39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e2d5" officeooo:paragraph-rsid="001e39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7003" officeooo:paragraph-rsid="001e39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5fcc" officeooo:paragraph-rsid="001e39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5fcc" officeooo:paragraph-rsid="001e39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a034" officeooo:paragraph-rsid="001fa0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a034" officeooo:paragraph-rsid="001fa0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07cd" officeooo:paragraph-rsid="002007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07cd" officeooo:paragraph-rsid="002007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802f" officeooo:paragraph-rsid="002080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802f" officeooo:paragraph-rsid="002080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d08f" officeooo:paragraph-rsid="0021d0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1417" officeooo:paragraph-rsid="002314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1417" officeooo:paragraph-rsid="002314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7d28" officeooo:paragraph-rsid="00247d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7d28" officeooo:paragraph-rsid="00247d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b1e7" officeooo:paragraph-rsid="0024b1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517e" officeooo:paragraph-rsid="002651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517e" officeooo:paragraph-rsid="002651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16e2" officeooo:paragraph-rsid="002816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e39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fa0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f159" officeooo:paragraph-rsid="0028f1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c3a1" officeooo:paragraph-rsid="0047c3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text-properties officeooo:paragraph-rsid="000d265b"/>
    </style:style>
    <style:style style:name="P30" style:family="paragraph" style:parent-style-name="Standard">
      <style:paragraph-properties fo:break-before="page"/>
      <style:text-properties officeooo:paragraph-rsid="000d265b"/>
    </style:style>
    <style:style style:name="P31" style:family="paragraph" style:parent-style-name="Standard">
      <style:text-properties fo:font-size="13pt" officeooo:paragraph-rsid="001e391f" style:font-size-asian="13pt" style:font-size-complex="13pt"/>
    </style:style>
    <style:style style:name="P32" style:family="paragraph" style:parent-style-name="Standard">
      <style:text-properties fo:font-size="13pt" officeooo:paragraph-rsid="00328a7b" style:font-size-asian="13pt" style:font-size-complex="13pt"/>
    </style:style>
    <style:style style:name="P33" style:family="paragraph" style:parent-style-name="Standard">
      <style:text-properties fo:font-size="13pt" fo:font-weight="bold" officeooo:rsid="000d265b" officeooo:paragraph-rsid="00328a7b" style:font-size-asian="13pt" style:font-weight-asian="bold" style:font-size-complex="13pt" style:font-weight-complex="bold"/>
    </style:style>
    <style:style style:name="P34" style:family="paragraph" style:parent-style-name="Standard">
      <style:text-properties fo:font-size="13pt" fo:font-weight="bold" officeooo:rsid="000d265b" officeooo:paragraph-rsid="001e391f" style:font-size-asian="13pt" style:font-weight-asian="bold" style:font-size-complex="13pt" style:font-weight-complex="bold"/>
    </style:style>
    <style:style style:name="P35" style:family="paragraph" style:parent-style-name="Standard">
      <style:text-properties officeooo:paragraph-rsid="001e391f"/>
    </style:style>
    <style:style style:name="P36" style:family="paragraph" style:parent-style-name="Table_20_Contents">
      <style:paragraph-properties fo:text-align="start" style:justify-single-word="false"/>
      <style:text-properties fo:font-size="12pt" officeooo:paragraph-rsid="0024b1e7" style:font-size-asian="12pt" style:font-size-complex="12pt"/>
    </style:style>
    <style:style style:name="P37" style:family="paragraph" style:parent-style-name="Standard">
      <style:text-properties officeooo:rsid="003bcec8" officeooo:paragraph-rsid="003bcec8"/>
    </style:style>
    <style:style style:name="P38" style:family="paragraph" style:parent-style-name="Standard">
      <style:paragraph-properties fo:margin-left="-1cm" fo:margin-right="-1cm" fo:text-indent="0cm" style:auto-text-indent="false">
        <style:tab-stops/>
      </style:paragraph-properties>
      <style:text-properties officeooo:rsid="003bcec8" officeooo:paragraph-rsid="00410f50"/>
    </style:style>
    <style:style style:name="P39" style:family="paragraph" style:parent-style-name="Standard">
      <style:text-properties officeooo:rsid="003d4d3f" officeooo:paragraph-rsid="003d4d3f"/>
    </style:style>
    <style:style style:name="P40" style:family="paragraph" style:parent-style-name="Standard">
      <style:text-properties officeooo:rsid="00410f50" officeooo:paragraph-rsid="00410f50"/>
    </style:style>
    <style:style style:name="P41" style:family="paragraph" style:parent-style-name="Standard">
      <style:text-properties officeooo:rsid="0041f2dd" officeooo:paragraph-rsid="0041f2dd"/>
    </style:style>
    <style:style style:name="P42" style:family="paragraph" style:parent-style-name="Standard">
      <style:text-properties officeooo:rsid="00452359" officeooo:paragraph-rsid="00452359"/>
    </style:style>
    <style:style style:name="P43" style:family="paragraph" style:parent-style-name="Table_20_Contents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6a8c" officeooo:paragraph-rsid="001c6a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6a8c" officeooo:paragraph-rsid="001c6a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c7fd" officeooo:paragraph-rsid="0018c7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c7fd" officeooo:paragraph-rsid="0018c7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930c" officeooo:paragraph-rsid="001793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Standard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930c" officeooo:paragraph-rsid="001793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930c" officeooo:paragraph-rsid="0019a9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8c9" officeooo:paragraph-rsid="001608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8c9" officeooo:paragraph-rsid="001608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5fcc" officeooo:paragraph-rsid="00155f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5fcc" officeooo:paragraph-rsid="00155f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e2d5" officeooo:paragraph-rsid="0012e2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e2d5" officeooo:paragraph-rsid="0012e2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e2d5" officeooo:paragraph-rsid="001470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7003" officeooo:paragraph-rsid="001470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Standard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7003" officeooo:paragraph-rsid="00155f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b09f" officeooo:paragraph-rsid="0011b0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bc2d" officeooo:paragraph-rsid="0012e2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bc2d" officeooo:paragraph-rsid="0012e2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9e10" officeooo:paragraph-rsid="00119e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4e1d" officeooo:paragraph-rsid="00114e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2e2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470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1b0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Standard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19e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Standard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14e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text-transform="lowercase" fo:color="#000000" loext:opacity="100%" style:text-outline="false" style:text-line-through-style="none" style:text-line-through-type="none" style:font-name="DejaVu Sans" fo:font-size="12pt" fo:font-style="normal" fo:text-shadow="none" style:text-underline-style="none" fo:font-weight="normal" officeooo:rsid="00510d6d" officeooo:paragraph-rsid="00510d6d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overline-style="none" style:text-overline-color="font-color"/>
    </style:style>
    <style:style style:name="P70" style:family="paragraph" style:parent-style-name="Standard">
      <style:text-properties officeooo:paragraph-rsid="004b2df3"/>
    </style:style>
    <style:style style:name="P71" style:family="paragraph" style:parent-style-name="Standard">
      <style:text-properties officeooo:paragraph-rsid="004e5c62"/>
    </style:style>
    <style:style style:name="P72" style:family="paragraph" style:parent-style-name="Standard">
      <style:text-properties fo:font-weight="bold" officeooo:rsid="000d265b" officeooo:paragraph-rsid="000d265b" style:font-weight-asian="bold" style:font-weight-complex="bold"/>
    </style:style>
    <style:style style:name="P73" style:family="paragraph" style:parent-style-name="Standard">
      <style:text-properties fo:font-weight="bold" officeooo:rsid="004fdde0" officeooo:paragraph-rsid="004fdde0" style:font-weight-asian="bold" style:font-weight-complex="bold"/>
    </style:style>
    <style:style style:name="P74" style:family="paragraph" style:parent-style-name="Standard">
      <style:text-properties fo:font-weight="bold" officeooo:rsid="000ccf8e" officeooo:paragraph-rsid="000d265b" style:font-weight-asian="bold" style:font-weight-complex="bold"/>
    </style:style>
    <style:style style:name="P75" style:family="paragraph" style:parent-style-name="Heading_20_1">
      <style:paragraph-properties fo:text-align="center" style:justify-single-word="false"/>
    </style:style>
    <style:style style:name="P76" style:family="paragraph" style:parent-style-name="Heading_20_3">
      <style:paragraph-properties fo:text-align="center" style:justify-single-word="false"/>
    </style:style>
    <style:style style:name="P77" style:family="paragraph" style:parent-style-name="Heading_20_3" style:master-page-name="">
      <loext:graphic-properties draw:fill="none"/>
      <style:paragraph-properties fo:margin-left="0cm" fo:margin-right="-1cm" fo:margin-top="0.247cm" fo:margin-bottom="0.212cm" style:contextual-spacing="false" fo:text-align="center" style:justify-single-word="false" fo:text-indent="0cm" style:auto-text-indent="false" style:page-number="auto" fo:background-color="transparent" fo:keep-with-next="always"/>
    </style:style>
    <style:style style:name="T1" style:family="text">
      <style:text-properties officeooo:rsid="000d265b"/>
    </style:style>
    <style:style style:name="T2" style:family="text">
      <style:text-properties officeooo:rsid="00119e10"/>
    </style:style>
    <style:style style:name="T3" style:family="text">
      <style:text-properties officeooo:rsid="001fa034"/>
    </style:style>
    <style:style style:name="T4" style:family="text">
      <style:text-properties officeooo:rsid="00231417"/>
    </style:style>
    <style:style style:name="T5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fo:font-weight="normal" officeooo:rsid="0048956e" style:font-style-asian="normal" style:font-weight-asian="normal" style:font-style-complex="normal" style:font-weight-complex="normal" style:text-overline-style="none" style:text-overline-color="font-color"/>
    </style:style>
    <style:style style:name="T6" style:family="text">
      <style:text-properties officeooo:rsid="002a5625"/>
    </style:style>
    <style:style style:name="T7" style:family="text">
      <style:text-properties officeooo:rsid="0035e5e7"/>
    </style:style>
    <style:style style:name="T8" style:family="text">
      <style:text-properties officeooo:rsid="003a5cf9"/>
    </style:style>
    <style:style style:name="T9" style:family="text">
      <style:text-properties officeooo:rsid="003a80d7"/>
    </style:style>
    <style:style style:name="T10" style:family="text">
      <style:text-properties officeooo:rsid="003cbdba"/>
    </style:style>
    <style:style style:name="T11" style:family="text">
      <style:text-properties officeooo:rsid="003d4d3f"/>
    </style:style>
    <style:style style:name="T12" style:family="text">
      <style:text-properties officeooo:rsid="003f457d"/>
    </style:style>
    <style:style style:name="T13" style:family="text">
      <style:text-properties officeooo:rsid="00413b33"/>
    </style:style>
    <style:style style:name="T14" style:family="text">
      <style:text-properties officeooo:rsid="00452359"/>
    </style:style>
    <style:style style:name="T15" style:family="text">
      <style:text-properties officeooo:rsid="00468fd6"/>
    </style:style>
    <style:style style:name="T16" style:family="text">
      <style:text-properties officeooo:rsid="0046fa6e"/>
    </style:style>
    <style:style style:name="T17" style:family="text">
      <style:text-properties officeooo:rsid="0047c3a1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47c3a1" style:font-weight-asian="bold" style:font-weight-complex="bold"/>
    </style:style>
    <style:style style:name="T20" style:family="text">
      <style:text-properties fo:font-weight="bold" officeooo:rsid="001fa034" style:font-weight-asian="bold" style:font-weight-complex="bold"/>
    </style:style>
    <style:style style:name="T21" style:family="text">
      <style:text-properties fo:font-weight="bold" officeooo:rsid="002007cd" style:font-weight-asian="bold" style:font-weight-complex="bold"/>
    </style:style>
    <style:style style:name="T22" style:family="text">
      <style:text-properties fo:font-weight="bold" officeooo:rsid="00482c8c" style:font-weight-asian="bold" style:font-weight-complex="bold"/>
    </style:style>
    <style:style style:name="T23" style:family="text">
      <style:text-properties fo:font-weight="bold" officeooo:rsid="0021d08f" style:font-weight-asian="bold" style:font-weight-complex="bold"/>
    </style:style>
    <style:style style:name="T24" style:family="text">
      <style:text-properties fo:font-weight="bold" officeooo:rsid="00231417" style:font-weight-asian="bold" style:font-weight-complex="bold"/>
    </style:style>
    <style:style style:name="T25" style:family="text">
      <style:text-properties fo:font-weight="bold" officeooo:rsid="0048956e" style:font-weight-asian="bold" style:font-weight-complex="bold"/>
    </style:style>
    <style:style style:name="T26" style:family="text">
      <style:text-properties fo:font-weight="bold" officeooo:rsid="00247d28" style:font-weight-asian="bold" style:font-weight-complex="bold"/>
    </style:style>
    <style:style style:name="T27" style:family="text">
      <style:text-properties fo:font-weight="bold" officeooo:rsid="0024b1e7" style:font-weight-asian="bold" style:font-weight-complex="bold"/>
    </style:style>
    <style:style style:name="T28" style:family="text">
      <style:text-properties fo:font-weight="bold" officeooo:rsid="002816e2" style:font-weight-asian="bold" style:font-weight-complex="bold"/>
    </style:style>
    <style:style style:name="T29" style:family="text">
      <style:text-properties fo:font-weight="bold" officeooo:rsid="0028f159" style:font-weight-asian="bold" style:font-weight-complex="bold"/>
    </style:style>
    <style:style style:name="T30" style:family="text">
      <style:text-properties fo:font-weight="bold" officeooo:rsid="00112df3" style:font-weight-asian="bold" style:font-weight-complex="bold"/>
    </style:style>
    <style:style style:name="T31" style:family="text">
      <style:text-properties fo:font-weight="bold" officeooo:rsid="00119e10" style:font-weight-asian="bold" style:font-weight-complex="bold"/>
    </style:style>
    <style:style style:name="T32" style:family="text">
      <style:text-properties fo:font-weight="bold" officeooo:rsid="003d4d3f" style:font-weight-asian="bold" style:font-weight-complex="bold"/>
    </style:style>
    <style:style style:name="T33" style:family="text">
      <style:text-properties fo:font-weight="bold" officeooo:rsid="0011b09f" style:font-weight-asian="bold" style:font-weight-complex="bold"/>
    </style:style>
    <style:style style:name="T34" style:family="text">
      <style:text-properties fo:font-weight="bold" officeooo:rsid="0012e2d5" style:font-weight-asian="bold" style:font-weight-complex="bold"/>
    </style:style>
    <style:style style:name="T35" style:family="text">
      <style:text-properties fo:font-weight="bold" officeooo:rsid="00147003" style:font-weight-asian="bold" style:font-weight-complex="bold"/>
    </style:style>
    <style:style style:name="T36" style:family="text">
      <style:text-properties fo:font-weight="bold" officeooo:rsid="00155fcc" style:font-weight-asian="bold" style:font-weight-complex="bold"/>
    </style:style>
    <style:style style:name="T37" style:family="text">
      <style:text-properties fo:font-weight="bold" officeooo:rsid="004396f4" style:font-weight-asian="bold" style:font-weight-complex="bold"/>
    </style:style>
    <style:style style:name="T38" style:family="text">
      <style:text-properties officeooo:rsid="00482c8c"/>
    </style:style>
    <style:style style:name="T39" style:family="text">
      <style:text-properties officeooo:rsid="0048956e"/>
    </style:style>
    <style:style style:name="T40" style:family="text">
      <style:text-properties officeooo:rsid="0048dc06"/>
    </style:style>
    <style:style style:name="T41" style:family="text">
      <style:text-properties officeooo:rsid="004b2df3"/>
    </style:style>
    <style:style style:name="T42" style:family="text">
      <style:text-properties style:font-name="DejaVu Sans" officeooo:rsid="004e5c62" style:font-name-asian="DejaVu Sans" style:font-name-complex="DejaVu Sans"/>
    </style:style>
    <style:style style:name="T43" style:family="text">
      <style:text-properties style:font-name="DejaVu Sans" officeooo:rsid="0053ba2e" style:font-name-asian="DejaVu Sans" style:font-name-complex="DejaVu Sans"/>
    </style:style>
    <style:style style:name="T44" style:family="text">
      <style:text-properties fo:font-style="italic" officeooo:rsid="004b2df3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5" text:outline-level="1">EKZERCARO</text:h>
      <text:p text:style-name="Standard"/>
      <text:h text:style-name="P76" text:outline-level="3">Unua ekzerco</text:h>
      <text:p text:style-name="P74">Alfabeto<text:tab/><text:a xlink:type="simple" xlink:href="https://bobkordeo.github.io/RONDO/Pedagogio/audio/alfabeto.mp3" text:style-name="Internet_20_link" text:visited-style-name="Visited_20_Internet_20_Link"><text:span text:style-name="T43">▶</text:span></text:a></text:p>
      <text:p text:style-name="P29"/>
      <text:p text:style-name="P70">Nomoj de la literoj : </text:p>
      <text:p text:style-name="P70">a <text:s text:c="2"/><text:span text:style-name="T8">b</text:span>o <text:s text:c="2"/>co <text:s text:c="2"/>ĉo <text:s text:c="2"/>do <text:s text:c="2"/><text:span text:style-name="T7">e</text:span> <text:s text:c="2"/>fo <text:s text:c="2"/>go <text:s text:c="2"/>ĝo <text:s text:c="2"/>ho <text:s text:c="2"/><text:span text:style-name="T7">ĥ</text:span>o <text:s text:c="2"/>i <text:s text:c="2"/>jo <text:s text:c="2"/><text:span text:style-name="T7">ĵ</text:span>o <text:s text:c="2"/>ko <text:s text:c="2"/><text:span text:style-name="T9">l</text:span>o <text:s text:c="2"/>mo <text:s text:c="2"/>no <text:s text:c="2"/>o <text:s text:c="2"/>po <text:s text:c="2"/>ro <text:s text:c="2"/>so <text:s text:c="2"/>ŝo <text:s text:c="2"/><text:span text:style-name="T7">t</text:span>o <text:s text:c="2"/>u <text:s text:c="2"/>ŭo <text:s text:c="2"/>vo <text:s text:c="2"/>zo </text:p>
      <text:p text:style-name="P29"/>
      <text:p text:style-name="P73">Problemoj</text:p>
      <text:p text:style-name="P37"><text:s/>co <text:s text:c="4"/>ĉo <text:s text:c="5"/>so <text:s text:c="4"/>ŝo <text:s text:c="4"/>ĝo <text:s text:c="3"/>ĵo <text:s text:c="2"/><text:span text:style-name="T12">ho <text:s text:c="2"/>ĥo</text:span></text:p>
      <text:p text:style-name="P37">[tso <text:s text:c="2"/>tcho <text:s text:c="2"/>sso <text:s text:c="2"/>cho <text:s text:c="3"/>djo <text:s text:c="2"/>jo <text:s text:c="2"/><text:span text:style-name="T12">ho <text:s text:c="2"/></text:span><text:span text:style-name="T44">guttural</text:span>]</text:p>
      <text:p text:style-name="P37"/>
      <text:p text:style-name="P39"><text:s/>en <text:s text:c="4"/>an <text:s text:c="4"/>in <text:s text:c="5"/>on</text:p>
      <text:p text:style-name="P39">[enn <text:s text:c="2"/>ann <text:s text:c="2"/>inn <text:s text:c="3"/>onn]</text:p>
      <text:p text:style-name="P39"/>
      <text:p text:style-name="P41">gvar <text:s text:c="2"/>kvar</text:p>
      <text:p text:style-name="P41"/>
      <text:p text:style-name="P42">z <text:span text:style-name="T41">= [zz]</text:span></text:p>
      <text:p text:style-name="P39"/>
      <text:p text:style-name="P40">Le « r » est roulé ou à défaut comme en français.</text:p>
      <text:p text:style-name="P40"/>
      <text:p text:style-name="P38"/>
      <text:p text:style-name="P38"/>
      <text:h text:style-name="P76" text:outline-level="3">Dua ekzerco</text:h>
      <text:p text:style-name="P72">Legado</text:p>
      <text:p text:style-name="P29"/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D"/>
        <table:table-column table:style-name="Tableau1.A" table:number-columns-repeated="4"/>
        <table:table-column table:style-name="Tableau1.I"/>
        <table:table-row>
          <table:table-cell table:style-name="Tableau1.A1" office:value-type="string">
            <text:p text:style-name="P68">A<text:span text:style-name="T1">l</text:span></text:p>
          </table:table-cell>
          <table:table-cell table:style-name="Tableau1.A1" office:value-type="string">
            <text:p text:style-name="P63"><text:span text:style-name="T18">Ba</text:span>-lo</text:p>
          </table:table-cell>
          <table:table-cell table:style-name="Tableau1.A1" office:value-type="string">
            <text:p text:style-name="P63"><text:span text:style-name="T18">Pa</text:span>-tro</text:p>
          </table:table-cell>
          <table:table-cell table:style-name="Tableau1.A1" office:value-type="string">
            <text:p text:style-name="P63"><text:span text:style-name="T18">Ce</text:span>-lo</text:p>
          </table:table-cell>
          <table:table-cell table:style-name="Tableau1.A1" office:value-type="string">
            <text:p text:style-name="P63">Ci-<text:span text:style-name="T18">tro</text:span>-no</text:p>
          </table:table-cell>
          <table:table-cell table:style-name="Tableau1.A1" office:value-type="string">
            <text:p text:style-name="P63"><text:span text:style-name="T18">Cen</text:span>-to</text:p>
          </table:table-cell>
          <table:table-cell table:style-name="Tableau1.A1" office:value-type="string">
            <text:p text:style-name="P63"><text:span text:style-name="T18">Sen</text:span>-to</text:p>
          </table:table-cell>
          <table:table-cell table:style-name="Tableau1.A1" office:value-type="string">
            <text:p text:style-name="P63"><text:span text:style-name="T40">(</text:span><text:span text:style-name="T10">la</text:span><text:span text:style-name="T40">)</text:span><text:span text:style-name="T10"> </text:span><text:span text:style-name="T18">Sce</text:span>-no</text:p>
          </table:table-cell>
          <table:table-cell table:style-name="Tableau1.A1" office:value-type="string">
            <text:p text:style-name="P69">▶</text:p>
          </table:table-cell>
        </table:table-row>
        <table:table-row>
          <table:table-cell table:style-name="Tableau1.A1" office:value-type="string">
            <text:p text:style-name="P63"><text:span text:style-name="T18">Sci</text:span>-o</text:p>
          </table:table-cell>
          <table:table-cell table:style-name="Tableau1.A1" office:value-type="string">
            <text:p text:style-name="P63"><text:span text:style-name="T18">Co</text:span>-lo</text:p>
          </table:table-cell>
          <table:table-cell table:style-name="Tableau1.A1" office:value-type="string">
            <text:p text:style-name="P63"><text:span text:style-name="T18">Ko</text:span>-lo</text:p>
          </table:table-cell>
          <table:table-cell table:style-name="Tableau1.A1" office:value-type="string">
            <text:p text:style-name="P63">O-fi-<text:span text:style-name="T18">ci</text:span>-ro</text:p>
          </table:table-cell>
          <table:table-cell table:style-name="Tableau1.A1" office:value-type="string">
            <text:p text:style-name="P63">Fa-<text:span text:style-name="T18">ci</text:span>-la</text:p>
          </table:table-cell>
          <table:table-cell table:style-name="Tableau1.A1" office:value-type="string">
            <text:p text:style-name="P63"><text:span text:style-name="T18">La</text:span>-ca</text:p>
          </table:table-cell>
          <table:table-cell table:style-name="Tableau1.A1" office:value-type="string">
            <text:p text:style-name="P63">Pa-<text:span text:style-name="T18">cu</text:span>-lo</text:p>
          </table:table-cell>
          <table:table-cell table:style-name="Tableau1.A1" office:value-type="string">
            <text:p text:style-name="P68">Ĉar</text:p>
          </table:table-cell>
          <table:table-cell table:style-name="Tableau1.A1" office:value-type="string">
            <text:p text:style-name="P69">▶</text:p>
          </table:table-cell>
        </table:table-row>
        <table:table-row>
          <table:table-cell table:style-name="Tableau1.A1" office:value-type="string">
            <text:p text:style-name="P67">Ĉe-<text:span text:style-name="T18">mi</text:span>-zo</text:p>
          </table:table-cell>
          <table:table-cell table:style-name="Tableau1.A1" office:value-type="string">
            <text:p text:style-name="P67">Ĉi-<text:span text:style-name="T18">k</text:span><text:span text:style-name="T30">a</text:span>-no</text:p>
          </table:table-cell>
          <table:table-cell table:style-name="Tableau1.A1" office:value-type="string">
            <text:p text:style-name="P67">Ĉi-<text:span text:style-name="T31">e</text:span>-lo</text:p>
          </table:table-cell>
          <table:table-cell table:style-name="Tableau1.A1" office:value-type="string">
            <text:p text:style-name="P67">Ĉ<text:span text:style-name="T2">u</text:span></text:p>
          </table:table-cell>
          <table:table-cell table:style-name="Tableau1.A1" office:value-type="string">
            <text:p text:style-name="P67">Fe-<text:span text:style-name="T32">l</text:span><text:span text:style-name="T18">i</text:span>-ĉa</text:p>
          </table:table-cell>
          <table:table-cell table:style-name="Tableau1.A1" office:value-type="string">
            <text:p text:style-name="P62"><text:span text:style-name="T18">Ci</text:span>-a</text:p>
          </table:table-cell>
          <table:table-cell table:style-name="Tableau1.A1" office:value-type="string">
            <text:p text:style-name="P67"><text:span text:style-name="T31">Ĉi</text:span><text:span text:style-name="T2">-</text:span>a</text:p>
          </table:table-cell>
          <table:table-cell table:style-name="Tableau1.A1" office:value-type="string">
            <text:p text:style-name="P67">Pro-<text:span text:style-name="T18">c</text:span><text:span text:style-name="T31">e</text:span>-so</text:p>
          </table:table-cell>
          <table:table-cell table:style-name="Tableau1.A1" office:value-type="string">
            <text:p text:style-name="P69">▶</text:p>
          </table:table-cell>
        </table:table-row>
        <table:table-row>
          <table:table-cell table:style-name="Tableau1.A1" office:value-type="string">
            <text:p text:style-name="P66">Sen-<text:span text:style-name="T33">ĉ</text:span><text:span text:style-name="T18">e</text:span>-sa</text:p>
          </table:table-cell>
          <table:table-cell table:style-name="Tableau1.A1" office:value-type="string">
            <text:p text:style-name="P59">-<text:span text:style-name="T11">e</text:span>c-</text:p>
          </table:table-cell>
          <table:table-cell table:style-name="Tableau1.A1" office:value-type="string">
            <text:p text:style-name="P59">Eĉ</text:p>
          </table:table-cell>
          <table:table-cell table:style-name="Tableau1.A1" office:value-type="string">
            <text:p text:style-name="P59">Ek</text:p>
          </table:table-cell>
          <table:table-cell table:style-name="Tableau1.A1" office:value-type="string">
            <text:p text:style-name="P59">Da</text:p>
          </table:table-cell>
          <table:table-cell table:style-name="Tableau1.A1" office:value-type="string">
            <text:p text:style-name="P59"><text:span text:style-name="T18">Lu</text:span>-do</text:p>
          </table:table-cell>
          <table:table-cell table:style-name="Tableau1.A1" office:value-type="string">
            <text:p text:style-name="P59"><text:span text:style-name="T18">Den</text:span>-<text:span text:style-name="T11">t</text:span>o</text:p>
          </table:table-cell>
          <table:table-cell table:style-name="Tableau1.A1" office:value-type="string">
            <text:p text:style-name="P59"><text:span text:style-name="T18">Plen</text:span>-di</text:p>
          </table:table-cell>
          <table:table-cell table:style-name="Tableau1.A1" office:value-type="string">
            <text:p text:style-name="P69">▶</text:p>
          </table:table-cell>
        </table:table-row>
        <table:table-row>
          <table:table-cell table:style-name="Tableau1.A1" office:value-type="string">
            <text:p text:style-name="P59">El</text:p>
          </table:table-cell>
          <table:table-cell table:style-name="Tableau1.A1" office:value-type="string">
            <text:p text:style-name="P59">En</text:p>
          </table:table-cell>
          <table:table-cell table:style-name="Tableau1.A1" office:value-type="string">
            <text:p text:style-name="P59">De</text:p>
          </table:table-cell>
          <table:table-cell table:style-name="Tableau1.A1" office:value-type="string">
            <text:p text:style-name="P59"><text:span text:style-name="T18">Te</text:span>-ni</text:p>
          </table:table-cell>
          <table:table-cell table:style-name="Tableau1.A1" office:value-type="string">
            <text:p text:style-name="P59">Sen</text:p>
          </table:table-cell>
          <table:table-cell table:style-name="Tableau1.A1" office:value-type="string">
            <text:p text:style-name="P59"><text:span text:style-name="T18">Ve</text:span>-ro</text:p>
          </table:table-cell>
          <table:table-cell table:style-name="Tableau1.A1" office:value-type="string">
            <text:p text:style-name="P64"><text:span text:style-name="T18">Fa</text:span>-li</text:p>
          </table:table-cell>
          <table:table-cell table:style-name="Tableau1.A1" office:value-type="string">
            <text:p text:style-name="P60">Fi-<text:span text:style-name="T18">de</text:span>-la</text:p>
          </table:table-cell>
          <table:table-cell table:style-name="Tableau1.A1" office:value-type="string">
            <text:p text:style-name="P69">▶</text:p>
          </table:table-cell>
        </table:table-row>
        <table:table-row>
          <table:table-cell table:style-name="Tableau1.A1" office:value-type="string">
            <text:p text:style-name="P60"><text:span text:style-name="T18">T</text:span><text:span text:style-name="T34">r</text:span><text:span text:style-name="T18">a</text:span>-fi</text:p>
          </table:table-cell>
          <table:table-cell table:style-name="Tableau1.A1" office:value-type="string">
            <text:p text:style-name="P61"><text:span text:style-name="T18">Ga</text:span>-lo</text:p>
          </table:table-cell>
          <table:table-cell table:style-name="Tableau1.A1" office:value-type="string">
            <text:p text:style-name="P61"><text:span text:style-name="T18">Gr</text:span><text:span text:style-name="T34">a</text:span><text:span text:style-name="T18">n</text:span>-da</text:p>
          </table:table-cell>
          <table:table-cell table:style-name="Tableau1.A1" office:value-type="string">
            <text:p text:style-name="P64"><text:span text:style-name="T34">Ge</text:span><text:span text:style-name="T18">n</text:span>-to</text:p>
          </table:table-cell>
          <table:table-cell table:style-name="Tableau1.A1" office:value-type="string">
            <text:p text:style-name="P55"><text:span text:style-name="T18">Gip</text:span>-so</text:p>
          </table:table-cell>
          <table:table-cell table:style-name="Tableau1.A1" office:value-type="string">
            <text:p text:style-name="P55"><text:span text:style-name="T18">Gus</text:span>-to</text:p>
          </table:table-cell>
          <table:table-cell table:style-name="Tableau1.A1" office:value-type="string">
            <text:p text:style-name="P54"><text:span text:style-name="T18">Le</text:span>-gi</text:p>
          </table:table-cell>
          <table:table-cell table:style-name="Tableau1.A1" office:value-type="string">
            <text:p text:style-name="P54"><text:span text:style-name="T18">Pa</text:span>-go</text:p>
          </table:table-cell>
          <table:table-cell table:style-name="Tableau1.A1" office:value-type="string">
            <text:p text:style-name="P69">▶</text:p>
          </table:table-cell>
        </table:table-row>
        <table:table-row>
          <table:table-cell table:style-name="Tableau1.A1" office:value-type="string">
            <text:p text:style-name="P54"><text:span text:style-name="T18">Pa</text:span>-ĝo</text:p>
          </table:table-cell>
          <table:table-cell table:style-name="Tableau1.A1" office:value-type="string">
            <text:p text:style-name="P54"><text:span text:style-name="T18">Le</text:span>-ĝo</text:p>
          </table:table-cell>
          <table:table-cell table:style-name="Tableau1.A1" office:value-type="string">
            <text:p text:style-name="P54">Ĝis</text:p>
          </table:table-cell>
          <table:table-cell table:style-name="Tableau1.A1" office:value-type="string">
            <text:p text:style-name="P54"><text:span text:style-name="T18">Ĝus</text:span>-ta</text:p>
          </table:table-cell>
          <table:table-cell table:style-name="Tableau1.A1" office:value-type="string">
            <text:p text:style-name="P54"><text:span text:style-name="T18">Re</text:span>-ĝi</text:p>
          </table:table-cell>
          <table:table-cell table:style-name="Tableau1.A1" office:value-type="string">
            <text:p text:style-name="P54"><text:span text:style-name="T13">Ĝ</text:span>ar-<text:span text:style-name="T18">de</text:span>-no</text:p>
          </table:table-cell>
          <table:table-cell table:style-name="Tableau1.A1" office:value-type="string">
            <text:p text:style-name="P56"><text:span text:style-name="T18">Lon</text:span>-ga</text:p>
          </table:table-cell>
          <table:table-cell table:style-name="Tableau1.A1" office:value-type="string">
            <text:p text:style-name="P56"><text:span text:style-name="T18">Reg</text:span>-no</text:p>
          </table:table-cell>
          <table:table-cell table:style-name="Tableau1.A1" office:value-type="string">
            <text:p text:style-name="P69">▶</text:p>
          </table:table-cell>
        </table:table-row>
        <table:table-row>
          <table:table-cell table:style-name="Tableau1.A1" office:value-type="string">
            <text:p text:style-name="P56"><text:span text:style-name="T18">Sig</text:span>-ni</text:p>
          </table:table-cell>
          <table:table-cell table:style-name="Tableau1.A1" office:value-type="string">
            <text:p text:style-name="P54">Gvar-<text:span text:style-name="T18">di</text:span>-o</text:p>
          </table:table-cell>
          <table:table-cell table:style-name="Tableau1.A1" office:value-type="string">
            <text:p text:style-name="P54"><text:span text:style-name="T18">Lin</text:span>-gvo</text:p>
          </table:table-cell>
          <table:table-cell table:style-name="Tableau1.A1" office:value-type="string">
            <text:p text:style-name="P54">Ĝu-<text:span text:style-name="T18">a</text:span>-do</text:p>
          </table:table-cell>
          <table:table-cell table:style-name="Tableau1.A1" office:value-type="string">
            <text:p text:style-name="P57"><text:span text:style-name="T18">Ha</text:span>-ro</text:p>
          </table:table-cell>
          <table:table-cell table:style-name="Tableau1.A1" office:value-type="string">
            <text:p text:style-name="P65">Hi-<text:span text:style-name="T18">r</text:span><text:span text:style-name="T35">u</text:span><text:span text:style-name="T18">n</text:span>-do</text:p>
          </table:table-cell>
          <table:table-cell table:style-name="Tableau1.A1" office:value-type="string">
            <text:p text:style-name="P57"><text:span text:style-name="T18">Ha</text:span>-ki</text:p>
          </table:table-cell>
          <table:table-cell table:style-name="Tableau1.A1" office:value-type="string">
            <text:p text:style-name="P57">Ne-<text:span text:style-name="T18">he</text:span>-la</text:p>
          </table:table-cell>
          <table:table-cell table:style-name="Tableau1.A1" office:value-type="string">
            <text:p text:style-name="P69">▶</text:p>
          </table:table-cell>
        </table:table-row>
        <table:table-row>
          <table:table-cell table:style-name="Tableau1.A1" office:value-type="string">
            <text:p text:style-name="P57">Ses-<text:span text:style-name="T18">ho</text:span>-ra</text:p>
          </table:table-cell>
          <table:table-cell table:style-name="Tableau1.A1" office:value-type="string">
            <text:p text:style-name="P57">Bat-<text:span text:style-name="T18">hu</text:span>-fo</text:p>
          </table:table-cell>
          <table:table-cell table:style-name="Tableau1.A1" office:value-type="string">
            <text:p text:style-name="P52">Ho-ro</text:p>
          </table:table-cell>
          <table:table-cell table:style-name="Tableau1.A1" office:value-type="string">
            <text:p text:style-name="P52"><text:span text:style-name="T18">Ĥo</text:span>-ro</text:p>
          </table:table-cell>
          <table:table-cell table:style-name="Tableau1.A1" office:value-type="string">
            <text:p text:style-name="P52"><text:span text:style-name="T18">Ko</text:span>-ro</text:p>
          </table:table-cell>
          <table:table-cell table:style-name="Tableau1.A1" office:value-type="string">
            <text:p text:style-name="P53">Ĥo-<text:span text:style-name="T18">le</text:span>-ro</text:p>
          </table:table-cell>
          <table:table-cell table:style-name="Tableau1.A1" office:value-type="string">
            <text:p text:style-name="P52">Ĥe-<text:span text:style-name="T18">mi</text:span>-o</text:p>
          </table:table-cell>
          <table:table-cell table:style-name="Tableau1.A1" office:value-type="string">
            <text:p text:style-name="P52">I-<text:span text:style-name="T18">mi</text:span>-ti</text:p>
          </table:table-cell>
          <table:table-cell table:style-name="Tableau1.A1" office:value-type="string">
            <text:p text:style-name="P69">▶</text:p>
          </table:table-cell>
        </table:table-row>
        <table:table-row>
          <table:table-cell table:style-name="Tableau1.A1" office:value-type="string">
            <text:p text:style-name="P52"><text:span text:style-name="T18">Fi</text:span>-lo</text:p>
          </table:table-cell>
          <table:table-cell table:style-name="Tableau1.A1" office:value-type="string">
            <text:p text:style-name="P52"><text:span text:style-name="T18">Bir</text:span>-do</text:p>
          </table:table-cell>
          <table:table-cell table:style-name="Tableau1.A1" office:value-type="string">
            <text:p text:style-name="P52"><text:span text:style-name="T18">Tro</text:span>-vi</text:p>
          </table:table-cell>
          <table:table-cell table:style-name="Tableau1.A1" office:value-type="string">
            <text:p text:style-name="P58">Prin-<text:span text:style-name="T18">t</text:span><text:span text:style-name="T36">e</text:span><text:span text:style-name="T18">m-</text:span>po</text:p>
          </table:table-cell>
          <table:table-cell table:style-name="Tableau1.A1" office:value-type="string">
            <text:p text:style-name="P52">Min</text:p>
          </table:table-cell>
          <table:table-cell table:style-name="Tableau1.A1" office:value-type="string">
            <text:p text:style-name="P53">Fo-<text:span text:style-name="T18">i</text:span>-ro</text:p>
          </table:table-cell>
          <table:table-cell table:style-name="Tableau1.A1" office:value-type="string">
            <text:p text:style-name="P52">Fe-<text:span text:style-name="T18">i</text:span>-no</text:p>
          </table:table-cell>
          <table:table-cell table:style-name="Tableau1.A1" office:value-type="string">
            <text:p text:style-name="P52"><text:span text:style-name="T18">I</text:span>-el</text:p>
          </table:table-cell>
          <table:table-cell table:style-name="Tableau1.A1" office:value-type="string">
            <text:p text:style-name="P69">▶</text:p>
          </table:table-cell>
        </table:table-row>
        <table:table-row>
          <table:table-cell table:style-name="Tableau1.A1" office:value-type="string">
            <text:p text:style-name="P50"><text:span text:style-name="T18">I</text:span>-am</text:p>
          </table:table-cell>
          <table:table-cell table:style-name="Tableau1.A1" office:value-type="string">
            <text:p text:style-name="P50">In</text:p>
          </table:table-cell>
          <table:table-cell table:style-name="Tableau1.A1" office:value-type="string">
            <text:p text:style-name="P50">Jam</text:p>
          </table:table-cell>
          <table:table-cell table:style-name="Tableau1.A1" office:value-type="string">
            <text:p text:style-name="P51">Ju</text:p>
          </table:table-cell>
          <table:table-cell table:style-name="Tableau1.A1" office:value-type="string">
            <text:p text:style-name="P50">Jes</text:p>
          </table:table-cell>
          <table:table-cell table:style-name="Tableau1.A1" office:value-type="string">
            <text:p text:style-name="P51">Ju-<text:span text:style-name="T18">ris</text:span>-to</text:p>
          </table:table-cell>
          <table:table-cell table:style-name="Tableau1.A1" office:value-type="string">
            <text:p text:style-name="P50">Kra-<text:span text:style-name="T18">jo</text:span>-no</text:p>
          </table:table-cell>
          <table:table-cell table:style-name="Tableau1.A1" office:value-type="string">
            <text:p text:style-name="P49">Ma-<text:span text:style-name="T18">jes</text:span>-ta</text:p>
          </table:table-cell>
          <table:table-cell table:style-name="Tableau1.A1" office:value-type="string">
            <text:p text:style-name="P69">▶</text:p>
          </table:table-cell>
        </table:table-row>
        <table:table-row>
          <table:table-cell table:style-name="Tableau1.A1" office:value-type="string">
            <text:p text:style-name="P47">Tuj</text:p>
          </table:table-cell>
          <table:table-cell table:style-name="Tableau1.A1" office:value-type="string">
            <text:p text:style-name="P47"><text:span text:style-name="T18">Do</text:span>-moj</text:p>
          </table:table-cell>
          <table:table-cell table:style-name="Tableau1.A1" office:value-type="string">
            <text:p text:style-name="P48">Ru-<text:span text:style-name="T18">i</text:span>-no</text:p>
          </table:table-cell>
          <table:table-cell table:style-name="Tableau1.A1" office:value-type="string">
            <text:p text:style-name="P47"><text:span text:style-name="T18">Pruj</text:span>-no</text:p>
          </table:table-cell>
          <table:table-cell table:style-name="Tableau1.A1" office:value-type="string">
            <text:p text:style-name="P46">Ba-<text:span text:style-name="T18">la</text:span>-i</text:p>
          </table:table-cell>
          <table:table-cell table:style-name="Tableau1.A1" office:value-type="string">
            <text:p text:style-name="P45"><text:span text:style-name="T18">Pa</text:span>-laj</text:p>
          </table:table-cell>
          <table:table-cell table:style-name="Tableau1.A1" office:value-type="string">
            <text:p text:style-name="P45">De-<text:span text:style-name="T18">i</text:span>-no</text:p>
          </table:table-cell>
          <table:table-cell table:style-name="Tableau1.A1" office:value-type="string">
            <text:p text:style-name="P45"><text:span text:style-name="T18">Vej</text:span>-no</text:p>
          </table:table-cell>
          <table:table-cell table:style-name="Tableau1.A1" office:value-type="string">
            <text:p text:style-name="P69">▶</text:p>
          </table:table-cell>
        </table:table-row>
        <table:table-row>
          <table:table-cell table:style-name="Tableau1.A1" office:value-type="string">
            <text:p text:style-name="P45">Pe-<text:span text:style-name="T18">re</text:span>-i</text:p>
          </table:table-cell>
          <table:table-cell table:style-name="Tableau1.A1" office:value-type="string">
            <text:p text:style-name="P46"><text:span text:style-name="T18">Mal</text:span>-plej</text:p>
          </table:table-cell>
          <table:table-cell table:style-name="Tableau1.A1" office:value-type="string">
            <text:p text:style-name="P45"><text:span text:style-name="T18">Jus</text:span>-ta</text:p>
          </table:table-cell>
          <table:table-cell table:style-name="Tableau1.A1" office:value-type="string">
            <text:p text:style-name="P46">Ĵus</text:p>
          </table:table-cell>
          <table:table-cell table:style-name="Tableau1.A1" office:value-type="string">
            <text:p text:style-name="P45"><text:span text:style-name="T18">Ĵe</text:span>-ti</text:p>
          </table:table-cell>
          <table:table-cell table:style-name="Tableau1.A1" office:value-type="string">
            <text:p text:style-name="P45">Ĵa-<text:span text:style-name="T18">l</text:span><text:span text:style-name="T37">u</text:span>-za</text:p>
          </table:table-cell>
          <table:table-cell table:style-name="Tableau1.A1" office:value-type="string">
            <text:p text:style-name="P45">Ĵur-<text:span text:style-name="T18">na</text:span>-lo</text:p>
          </table:table-cell>
          <table:table-cell table:style-name="Tableau1.A1" office:value-type="string">
            <text:p text:style-name="P45"><text:span text:style-name="T18">Ma</text:span>-jo</text:p>
          </table:table-cell>
          <table:table-cell table:style-name="Tableau1.A1" office:value-type="string">
            <text:p text:style-name="P69">▶</text:p>
          </table:table-cell>
        </table:table-row>
        <table:table-row>
          <table:table-cell table:style-name="Tableau1.A1" office:value-type="string">
            <text:p text:style-name="P46">Bo-<text:span text:style-name="T18">na</text:span>-ĵo</text:p>
          </table:table-cell>
          <table:table-cell table:style-name="Tableau1.A1" office:value-type="string">
            <text:p text:style-name="P45"><text:span text:style-name="T18">Ka</text:span>-po</text:p>
          </table:table-cell>
          <table:table-cell table:style-name="Tableau1.A1" office:value-type="string">
            <text:p text:style-name="P46">Ma-<text:span text:style-name="T18">ku</text:span>-lo</text:p>
          </table:table-cell>
          <table:table-cell table:style-name="Tableau1.A1" office:value-type="string">
            <text:p text:style-name="P44"><text:span text:style-name="T18">Kes</text:span>-to</text:p>
          </table:table-cell>
          <table:table-cell table:style-name="Tableau1.A1" office:value-type="string">
            <text:p text:style-name="P43">Su-<text:span text:style-name="T18">ke</text:span>-ro</text:p>
          </table:table-cell>
          <table:table-cell table:style-name="Tableau1.A1" office:value-type="string">
            <text:p text:style-name="P44"><text:span text:style-name="T18">Ak</text:span>-vo</text:p>
          </table:table-cell>
          <table:table-cell table:style-name="Tableau1.A1" office:value-type="string">
            <text:p text:style-name="P43">Ko-<text:span text:style-name="T18">ke</text:span>-to</text:p>
          </table:table-cell>
          <table:table-cell table:style-name="Tableau1.A1" office:value-type="string">
            <text:p text:style-name="P43">Li-<text:span text:style-name="T18">kvo</text:span>-ro</text:p>
          </table:table-cell>
          <table:table-cell table:style-name="Tableau1.A1" office:value-type="string">
            <text:p text:style-name="P69">▶</text:p>
          </table:table-cell>
        </table:table-row>
      </table:table>
      <text:p text:style-name="P29"/>
      <text:p text:style-name="P30"/>
      <text:h text:style-name="P77" text:outline-level="3">Tria ekzerco</text:h>
      <text:p text:style-name="P34">Legado</text:p>
      <text:p text:style-name="P3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row>
          <table:table-cell table:style-name="Tableau2.A1" office:value-type="string">
            <text:p text:style-name="P11"><text:span text:style-name="T19">l</text:span><text:span text:style-name="T18">a</text:span>-vi</text:p>
          </table:table-cell>
          <table:table-cell table:style-name="Tableau2.A1" office:value-type="string">
            <text:p text:style-name="P10"><text:span text:style-name="T17">l</text:span>e-<text:span text:style-name="T18">vi-</text:span>lo</text:p>
          </table:table-cell>
          <table:table-cell table:style-name="Tableau2.A1" office:value-type="string">
            <text:p text:style-name="P10"><text:span text:style-name="T17">p</text:span>a-<text:span text:style-name="T18">ro</text:span>-li</text:p>
          </table:table-cell>
          <table:table-cell table:style-name="Tableau2.A1" office:value-type="string">
            <text:p text:style-name="P10"><text:span text:style-name="T17">m</text:span>em</text:p>
          </table:table-cell>
          <table:table-cell table:style-name="Tableau2.A1" office:value-type="string">
            <text:p text:style-name="P10"><text:span text:style-name="T17">i</text:span>m-<text:span text:style-name="T18">pli</text:span>-ki</text:p>
          </table:table-cell>
          <table:table-cell table:style-name="Tableau2.A1" office:value-type="string">
            <text:p text:style-name="P10"><text:span text:style-name="T17">e</text:span>m-ba-<text:span text:style-name="T18">ra</text:span>-so</text:p>
          </table:table-cell>
          <table:table-cell table:style-name="Tableau2.A1" office:value-type="string">
            <text:p text:style-name="P10"><text:span text:style-name="T19">n</text:span><text:span text:style-name="T18">o</text:span>-mo</text:p>
          </table:table-cell>
          <table:table-cell table:style-name="Tableau2.A1" office:value-type="string">
            <text:p text:style-name="P69">▶</text:p>
          </table:table-cell>
        </table:table-row>
        <table:table-row>
          <table:table-cell table:style-name="Tableau2.A1" office:value-type="string">
            <text:p text:style-name="P10"><text:span text:style-name="T17">i</text:span>n-de-fe-<text:span text:style-name="T18">ren</text:span>-ta</text:p>
          </table:table-cell>
          <table:table-cell table:style-name="Tableau2.A1" office:value-type="string">
            <text:p text:style-name="P10"><text:span text:style-name="T17">i</text:span>n-ter-na-<text:span text:style-name="T18">ci</text:span>-a</text:p>
          </table:table-cell>
          <table:table-cell table:style-name="Tableau2.A1" office:value-type="string">
            <text:p text:style-name="P10"><text:span text:style-name="T17">o</text:span>l</text:p>
          </table:table-cell>
          <table:table-cell table:style-name="Tableau2.A1" office:value-type="string">
            <text:p text:style-name="P1"><text:span text:style-name="T17">h</text:span>e-<text:span text:style-name="T18">r</text:span><text:span text:style-name="T20">o</text:span>-i </text:p>
          </table:table-cell>
          <table:table-cell table:style-name="Tableau2.A1" office:value-type="string">
            <text:p text:style-name="P1"><text:span text:style-name="T17">h</text:span>e-ro-<text:span text:style-name="T18">i-</text:span><text:span text:style-name="T14">n</text:span>o </text:p>
          </table:table-cell>
          <table:table-cell table:style-name="Tableau2.A1" office:value-type="string">
            <text:p text:style-name="P1"><text:span text:style-name="T19">f</text:span><text:span text:style-name="T20">o</text:span><text:span text:style-name="T18">j</text:span>-no </text:p>
          </table:table-cell>
          <table:table-cell table:style-name="Tableau2.A1" office:value-type="string">
            <text:p text:style-name="P10"><text:span text:style-name="T19">p</text:span><text:span text:style-name="T18">i</text:span>-a</text:p>
          </table:table-cell>
          <table:table-cell table:style-name="Tableau2.A1" office:value-type="string">
            <text:p text:style-name="P69">▶</text:p>
          </table:table-cell>
        </table:table-row>
        <table:table-row>
          <table:table-cell table:style-name="Tableau2.A1" office:value-type="string">
            <text:p text:style-name="P11"><text:span text:style-name="T19">p</text:span><text:span text:style-name="T18">al</text:span>-pi</text:p>
          </table:table-cell>
          <table:table-cell table:style-name="Tableau2.A1" office:value-type="string">
            <text:p text:style-name="P28">ri-<text:span text:style-name="T18">pe</text:span>-ti</text:p>
          </table:table-cell>
          <table:table-cell table:style-name="Tableau2.A1" office:value-type="string">
            <text:p text:style-name="P11"><text:span text:style-name="T17">a</text:span>r-<text:span text:style-name="T18">ba</text:span>-ro</text:p>
          </table:table-cell>
          <table:table-cell table:style-name="Tableau2.A1" office:value-type="string">
            <text:p text:style-name="P11"><text:span text:style-name="T19">s</text:span><text:span text:style-name="T18">a</text:span>-ma</text:p>
          </table:table-cell>
          <table:table-cell table:style-name="Tableau2.A1" office:value-type="string">
            <text:p text:style-name="P28"><text:span text:style-name="T18">sta</text:span>-ri</text:p>
          </table:table-cell>
          <table:table-cell table:style-name="Tableau2.A1" office:value-type="string">
            <text:p text:style-name="P10"><text:span text:style-name="T17">s</text:span>i-<text:span text:style-name="T18">ge</text:span>-lo</text:p>
          </table:table-cell>
          <table:table-cell table:style-name="Tableau2.A1" office:value-type="string">
            <text:p text:style-name="P26"><text:span text:style-name="T17">s</text:span>is-<text:span text:style-name="T18">te</text:span>-mo </text:p>
          </table:table-cell>
          <table:table-cell table:style-name="Tableau2.A1" office:value-type="string">
            <text:p text:style-name="P69">▶</text:p>
          </table:table-cell>
        </table:table-row>
        <table:table-row>
          <table:table-cell table:style-name="Tableau2.A1" office:value-type="string">
            <text:p text:style-name="P2"><text:span text:style-name="T17">p</text:span>e-<text:span text:style-name="T19">s</text:span><text:span text:style-name="T20">i-</text:span><text:span text:style-name="T3">lo</text:span></text:p>
          </table:table-cell>
          <table:table-cell table:style-name="Tableau2.A1" office:value-type="string">
            <text:p text:style-name="P2"><text:span text:style-name="T17">p</text:span>e-<text:span text:style-name="T19">z</text:span><text:span text:style-name="T18">i-</text:span>lo </text:p>
          </table:table-cell>
          <table:table-cell table:style-name="Tableau2.A1" office:value-type="string">
            <text:p text:style-name="P2"><text:span text:style-name="T19">s</text:span><text:span text:style-name="T20">e</text:span><text:span text:style-name="T18">n</text:span>-ti </text:p>
          </table:table-cell>
          <table:table-cell table:style-name="Tableau2.A1" office:value-type="string">
            <text:p text:style-name="P2"><text:span text:style-name="T17">s</text:span>o-<text:span text:style-name="T18">fis</text:span>-mo </text:p>
          </table:table-cell>
          <table:table-cell table:style-name="Tableau2.A1" office:value-type="string">
            <text:p text:style-name="P2"><text:span text:style-name="T17">c</text:span>i-<text:span text:style-name="T18">pr</text:span><text:span text:style-name="T20">e</text:span>-so </text:p>
          </table:table-cell>
          <table:table-cell table:style-name="Tableau2.A1" office:value-type="string">
            <text:p text:style-name="P10"><text:span text:style-name="T17">ŝ</text:span>i</text:p>
          </table:table-cell>
          <table:table-cell table:style-name="Tableau2.A1" office:value-type="string">
            <text:p text:style-name="P10"><text:span text:style-name="T19">p</text:span><text:span text:style-name="T18">a</text:span>-ŝo</text:p>
          </table:table-cell>
          <table:table-cell table:style-name="Tableau2.A1" office:value-type="string">
            <text:p text:style-name="P69">▶</text:p>
          </table:table-cell>
        </table:table-row>
        <table:table-row>
          <table:table-cell table:style-name="Tableau2.A1" office:value-type="string">
            <text:p text:style-name="P10"><text:span text:style-name="T19">s</text:span><text:span text:style-name="T18">ta</text:span>-lo</text:p>
          </table:table-cell>
          <table:table-cell table:style-name="Tableau2.A1" office:value-type="string">
            <text:p text:style-name="P10"><text:span text:style-name="T19">v</text:span><text:span text:style-name="T18">es</text:span>-to</text:p>
          </table:table-cell>
          <table:table-cell table:style-name="Tableau2.A1" office:value-type="string">
            <text:p text:style-name="P10"><text:span text:style-name="T19">v</text:span><text:span text:style-name="T18">eŝ</text:span>-to</text:p>
          </table:table-cell>
          <table:table-cell table:style-name="Tableau2.A1" office:value-type="string">
            <text:p text:style-name="P2"><text:span text:style-name="T17">d</text:span>is-<text:span text:style-name="T18">ŝi</text:span>-ri </text:p>
          </table:table-cell>
          <table:table-cell table:style-name="Tableau2.A1" office:value-type="string">
            <text:p text:style-name="P2"><text:span text:style-name="T17">ŝ</text:span>an-<text:span text:style-name="T18">ce</text:span>-li </text:p>
          </table:table-cell>
          <table:table-cell table:style-name="Tableau2.A1" office:value-type="string">
            <text:p text:style-name="P2"><text:span text:style-name="T17">t</text:span>a-<text:span text:style-name="T18">pi</text:span>-<text:span text:style-name="T16">ŝ</text:span>o </text:p>
          </table:table-cell>
          <table:table-cell table:style-name="Tableau2.A1" office:value-type="string">
            <text:p text:style-name="P25"><text:span text:style-name="T17">t</text:span>e-o-<text:span text:style-name="T18">ri</text:span>-o </text:p>
          </table:table-cell>
          <table:table-cell table:style-name="Tableau2.A1" office:value-type="string">
            <text:p text:style-name="P69">▶</text:p>
          </table:table-cell>
        </table:table-row>
        <table:table-row>
          <table:table-cell table:style-name="Tableau2.A1" office:value-type="string">
            <text:p text:style-name="P3"><text:span text:style-name="T17">p</text:span>a-<text:span text:style-name="T18">t</text:span><text:span text:style-name="T20">e</text:span><text:span text:style-name="T18">n</text:span>-<text:span text:style-name="T3">t</text:span>o </text:p>
          </table:table-cell>
          <table:table-cell table:style-name="Tableau2.A1" office:value-type="string">
            <text:p text:style-name="P4"><text:span text:style-name="T17">u</text:span>-<text:span text:style-name="T18">ti</text:span>-la </text:p>
          </table:table-cell>
          <table:table-cell table:style-name="Tableau2.A1" office:value-type="string">
            <text:p text:style-name="P4"><text:span text:style-name="T19">u</text:span><text:span text:style-name="T18">n</text:span>-go </text:p>
          </table:table-cell>
          <table:table-cell table:style-name="Tableau2.A1" office:value-type="string">
            <text:p text:style-name="P11"><text:span text:style-name="T19">p</text:span><text:span text:style-name="T18">lu</text:span>-mo</text:p>
          </table:table-cell>
          <table:table-cell table:style-name="Tableau2.A1" office:value-type="string">
            <text:p text:style-name="P6"><text:span text:style-name="T17">t</text:span>u-<text:span text:style-name="T18">m</text:span><text:span text:style-name="T21">u</text:span><text:span text:style-name="T18">l</text:span>-to </text:p>
          </table:table-cell>
          <table:table-cell table:style-name="Tableau2.A1" office:value-type="string">
            <text:p text:style-name="P13"><text:span text:style-name="T17">p</text:span>lu</text:p>
          </table:table-cell>
          <table:table-cell table:style-name="Tableau2.A1" office:value-type="string">
            <text:p text:style-name="P12"><text:span text:style-name="T19">l</text:span><text:span text:style-name="T18">u</text:span>-i</text:p>
          </table:table-cell>
          <table:table-cell table:style-name="Tableau2.A1" office:value-type="string">
            <text:p text:style-name="P69">▶</text:p>
          </table:table-cell>
        </table:table-row>
        <table:table-row>
          <table:table-cell table:style-name="Tableau2.A1" office:value-type="string">
            <text:p text:style-name="P12"><text:span text:style-name="T19">k</text:span><text:span text:style-name="T18">i</text:span>-u</text:p>
          </table:table-cell>
          <table:table-cell table:style-name="Tableau2.A1" office:value-type="string">
            <text:p text:style-name="P5"><text:span text:style-name="T17">b</text:span>a-<text:span text:style-name="T18">l</text:span><text:span text:style-name="T21">a</text:span>-u </text:p>
          </table:table-cell>
          <table:table-cell table:style-name="Tableau2.A1" office:value-type="string">
            <text:p text:style-name="P12"><text:span text:style-name="T17">t</text:span>ra-<text:span text:style-name="T18">u-</text:span>lo</text:p>
          </table:table-cell>
          <table:table-cell table:style-name="Tableau2.A1" office:value-type="string">
            <text:p text:style-name="P5"><text:span text:style-name="T17">p</text:span>e-<text:span text:style-name="T21">re</text:span>-u </text:p>
          </table:table-cell>
          <table:table-cell table:style-name="Tableau2.A1" office:value-type="string">
            <text:p text:style-name="P5"><text:span text:style-name="T19">f</text:span><text:span text:style-name="T18">r</text:span><text:span text:style-name="T21">aŭ</text:span>-lo </text:p>
          </table:table-cell>
          <table:table-cell table:style-name="Tableau2.A1" office:value-type="string">
            <text:p text:style-name="P12"><text:span text:style-name="T17">p</text:span>aŭ-<text:span text:style-name="T22">li-</text:span>no</text:p>
          </table:table-cell>
          <table:table-cell table:style-name="Tableau2.A1" office:value-type="string">
            <text:p text:style-name="P12"><text:span text:style-name="T22">l</text:span><text:span text:style-name="T18">aŭ</text:span>-di</text:p>
          </table:table-cell>
          <table:table-cell table:style-name="Tableau2.A1" office:value-type="string">
            <text:p text:style-name="P69">▶</text:p>
          </table:table-cell>
        </table:table-row>
        <table:table-row>
          <table:table-cell table:style-name="Tableau2.A1" office:value-type="string">
            <text:p text:style-name="P5"><text:span text:style-name="T38">e</text:span>ŭ-<text:span text:style-name="T18">r</text:span><text:span text:style-name="T21">o</text:span>-po </text:p>
          </table:table-cell>
          <table:table-cell table:style-name="Tableau2.A1" office:value-type="string">
            <text:p text:style-name="P14"><text:span text:style-name="T38">t</text:span>ro-<text:span text:style-name="T18">u</text:span>-zi</text:p>
          </table:table-cell>
          <table:table-cell table:style-name="Tableau2.A1" office:value-type="string">
            <text:p text:style-name="P5"><text:span text:style-name="T38">h</text:span>o-<text:span text:style-name="T18">di</text:span>-aŭ </text:p>
          </table:table-cell>
          <table:table-cell table:style-name="Tableau2.A1" office:value-type="string">
            <text:p text:style-name="P5"><text:span text:style-name="T22">v</text:span><text:span text:style-name="T18">a</text:span>-na </text:p>
          </table:table-cell>
          <table:table-cell table:style-name="Tableau2.A1" office:value-type="string">
            <text:p text:style-name="P14"><text:span text:style-name="T22">v</text:span><text:span text:style-name="T18">er</text:span>-so</text:p>
          </table:table-cell>
          <table:table-cell table:style-name="Tableau2.A1" office:value-type="string">
            <text:p text:style-name="P15"><text:span text:style-name="T22">s</text:span><text:span text:style-name="T18">ol</text:span>-vi</text:p>
          </table:table-cell>
          <table:table-cell table:style-name="Tableau2.A1" office:value-type="string">
            <text:p text:style-name="P14"><text:span text:style-name="T22">z</text:span><text:span text:style-name="T18">or</text:span>-gi</text:p>
          </table:table-cell>
          <table:table-cell table:style-name="Tableau2.A1" office:value-type="string">
            <text:p text:style-name="P69">▶</text:p>
          </table:table-cell>
        </table:table-row>
        <table:table-row>
          <table:table-cell table:style-name="Tableau2.A1" office:value-type="string">
            <text:p text:style-name="P16"><text:span text:style-name="T38">z</text:span>e-<text:span text:style-name="T18">ni</text:span>-to</text:p>
          </table:table-cell>
          <table:table-cell table:style-name="Tableau2.A1" office:value-type="string">
            <text:p text:style-name="P16"><text:span text:style-name="T38">z</text:span>o-o-lo-<text:span text:style-name="T18">gi</text:span>-o</text:p>
          </table:table-cell>
          <table:table-cell table:style-name="Tableau2.A1" office:value-type="string">
            <text:p text:style-name="P16"><text:span text:style-name="T38">a</text:span>-<text:span text:style-name="T18">ze</text:span>-no</text:p>
          </table:table-cell>
          <table:table-cell table:style-name="Tableau2.A1" office:value-type="string">
            <text:p text:style-name="P16"><text:span text:style-name="T38">m</text:span>e-<text:span text:style-name="T18">zu</text:span>-ro</text:p>
          </table:table-cell>
          <table:table-cell table:style-name="Tableau2.A1" office:value-type="string">
            <text:p text:style-name="P8"><text:span text:style-name="T22">n</text:span><text:span text:style-name="T23">a</text:span>-zo </text:p>
          </table:table-cell>
          <table:table-cell table:style-name="Tableau2.A1" office:value-type="string">
            <text:p text:style-name="P9"><text:span text:style-name="T38">t</text:span>re-<text:span text:style-name="T18">z</text:span><text:span text:style-name="T23">o</text:span>-ro </text:p>
          </table:table-cell>
          <table:table-cell table:style-name="Tableau2.A1" office:value-type="string">
            <text:p text:style-name="P16"><text:span text:style-name="T38">m</text:span>ez-<text:span text:style-name="T18">nok</text:span>-to</text:p>
          </table:table-cell>
          <table:table-cell table:style-name="Tableau2.A1" office:value-type="string">
            <text:p text:style-name="P69">▶</text:p>
          </table:table-cell>
        </table:table-row>
        <table:table-row>
          <table:table-cell table:style-name="Tableau2.A1" office:value-type="string">
            <text:p text:style-name="P7"><text:span text:style-name="T22">z</text:span><text:span text:style-name="T24">u</text:span>-mo </text:p>
          </table:table-cell>
          <table:table-cell table:style-name="Tableau2.A1" office:value-type="string">
            <text:p text:style-name="P7"><text:span text:style-name="T22">s</text:span><text:span text:style-name="T24">u</text:span>-mo </text:p>
          </table:table-cell>
          <table:table-cell table:style-name="Tableau2.A1" office:value-type="string">
            <text:p text:style-name="P17"><text:span text:style-name="T22">z</text:span><text:span text:style-name="T18">o</text:span>-no</text:p>
          </table:table-cell>
          <table:table-cell table:style-name="Tableau2.A1" office:value-type="string">
            <text:p text:style-name="P17"><text:span text:style-name="T22">s</text:span><text:span text:style-name="T18">o</text:span>-no</text:p>
          </table:table-cell>
          <table:table-cell table:style-name="Tableau2.A1" office:value-type="string">
            <text:p text:style-name="P17"><text:span text:style-name="T22">p</text:span><text:span text:style-name="T18">e</text:span>-zo</text:p>
          </table:table-cell>
          <table:table-cell table:style-name="Tableau2.A1" office:value-type="string">
            <text:p text:style-name="P18"><text:span text:style-name="T22">p</text:span><text:span text:style-name="T18">e</text:span>-co</text:p>
          </table:table-cell>
          <table:table-cell table:style-name="Tableau2.A1" office:value-type="string">
            <text:p text:style-name="P17"><text:span text:style-name="T22">p</text:span><text:span text:style-name="T18">e</text:span>-so</text:p>
          </table:table-cell>
          <table:table-cell table:style-name="Tableau2.A1" office:value-type="string">
            <text:p text:style-name="P69">▶</text:p>
          </table:table-cell>
        </table:table-row>
        <table:table-row>
          <table:table-cell table:style-name="Tableau2.A1" office:value-type="string">
            <text:p text:style-name="P7"><text:span text:style-name="T38">n</text:span>e-<text:span text:style-name="T18">ni</text:span>-o </text:p>
          </table:table-cell>
          <table:table-cell table:style-name="Tableau2.A1" office:value-type="string">
            <text:p text:style-name="P7"><text:span text:style-name="T38">a</text:span>-<text:span text:style-name="T18">di</text:span>-aŭ </text:p>
          </table:table-cell>
          <table:table-cell table:style-name="Tableau2.A1" office:value-type="string">
            <text:p text:style-name="P8"><text:span text:style-name="T38">f</text:span><text:span text:style-name="T4">i</text:span>-<text:span text:style-name="T18">zi</text:span>-ko </text:p>
          </table:table-cell>
          <table:table-cell table:style-name="Tableau2.A1" office:value-type="string">
            <text:p text:style-name="P8"><text:span text:style-name="T38">g</text:span>e-o-gra-<text:span text:style-name="T24">fi</text:span><text:span text:style-name="T4">-o</text:span></text:p>
          </table:table-cell>
          <table:table-cell table:style-name="Tableau2.A1" office:value-type="string">
            <text:p text:style-name="P8"><text:span text:style-name="T38">s</text:span>pi-<text:span text:style-name="T18">ri</text:span>-to </text:p>
          </table:table-cell>
          <table:table-cell table:style-name="Tableau2.A1" office:value-type="string">
            <text:p text:style-name="P9"><text:span text:style-name="T38">l</text:span>ip-<text:span text:style-name="T18">h</text:span><text:span text:style-name="T24">a</text:span>-ro </text:p>
          </table:table-cell>
          <table:table-cell table:style-name="Tableau2.A1" office:value-type="string">
            <text:p text:style-name="P8"><text:span text:style-name="T38">i</text:span>n-<text:span text:style-name="T18">d</text:span><text:span text:style-name="T24">i</text:span><text:span text:style-name="T18">g</text:span>-n<text:span text:style-name="T4">i</text:span> </text:p>
          </table:table-cell>
          <table:table-cell table:style-name="Tableau2.A1" office:value-type="string">
            <text:p text:style-name="P69">▶</text:p>
          </table:table-cell>
        </table:table-row>
        <table:table-row>
          <table:table-cell table:style-name="Tableau2.A1" office:value-type="string">
            <text:p text:style-name="P7"><text:span text:style-name="T39">n</text:span>e-<text:span text:style-name="T18">ni</text:span>-el </text:p>
          </table:table-cell>
          <table:table-cell table:style-name="Tableau2.A1" office:value-type="string">
            <text:p text:style-name="P19"><text:span text:style-name="T39">s</text:span>pe-<text:span text:style-name="T18">gu</text:span>-lo</text:p>
          </table:table-cell>
          <table:table-cell table:style-name="Tableau2.A1" office:value-type="string">
            <text:p text:style-name="P8"><text:span text:style-name="T25">s</text:span><text:span text:style-name="T18">p</text:span><text:span text:style-name="T26">i</text:span>-no </text:p>
          </table:table-cell>
          <table:table-cell table:style-name="Tableau2.A1" office:value-type="string">
            <text:p text:style-name="P8"><text:span text:style-name="T25">ŝ</text:span><text:span text:style-name="T18">pi</text:span>-no </text:p>
          </table:table-cell>
          <table:table-cell table:style-name="Tableau2.A1" office:value-type="string">
            <text:p text:style-name="P19"><text:span text:style-name="T25">n</text:span><text:span text:style-name="T18">e</text:span>-i</text:p>
          </table:table-cell>
          <table:table-cell table:style-name="Tableau2.A1" office:value-type="string">
            <text:p text:style-name="P20"><text:span text:style-name="T25">r</text:span><text:span text:style-name="T18">e</text:span>-e</text:p>
          </table:table-cell>
          <table:table-cell table:style-name="Tableau2.A1" office:value-type="string">
            <text:p text:style-name="P8"><text:span text:style-name="T39">h</text:span>e-<text:span text:style-name="T18">ro</text:span>-o </text:p>
          </table:table-cell>
          <table:table-cell table:style-name="Tableau2.A1" office:value-type="string">
            <text:p text:style-name="P69">▶</text:p>
          </table:table-cell>
        </table:table-row>
        <table:table-row>
          <table:table-cell table:style-name="Tableau2.A1" office:value-type="string">
            <text:p text:style-name="P21"><text:span text:style-name="T39">k</text:span>on-<text:span text:style-name="T18">sci</text:span>-i</text:p>
          </table:table-cell>
          <table:table-cell table:style-name="Tableau2.A1" office:value-type="string">
            <text:p text:style-name="P19"><text:span text:style-name="T39">t</text:span>ra-e-<text:span text:style-name="T27">te</text:span>-ra </text:p>
          </table:table-cell>
          <table:table-cell table:style-name="Tableau2.A1" office:value-type="string">
            <text:p text:style-name="P36"><text:span text:style-name="T5">h</text:span>e-ro-<text:span text:style-name="T27">e</text:span>-to </text:p>
          </table:table-cell>
          <table:table-cell table:style-name="Tableau2.A1" office:value-type="string">
            <text:p text:style-name="P22"><text:span text:style-name="T25">l</text:span><text:span text:style-name="T18">u</text:span>-e</text:p>
          </table:table-cell>
          <table:table-cell table:style-name="Tableau2.A1" office:value-type="string">
            <text:p text:style-name="P22"><text:span text:style-name="T25">m</text:span><text:span text:style-name="T18">o</text:span>-le</text:p>
          </table:table-cell>
          <table:table-cell table:style-name="Tableau2.A1" office:value-type="string">
            <text:p text:style-name="P23"><text:span text:style-name="T25">p</text:span><text:span text:style-name="T18">a</text:span>-le</text:p>
          </table:table-cell>
          <table:table-cell table:style-name="Tableau2.A1" office:value-type="string">
            <text:p text:style-name="P22"><text:span text:style-name="T39">t</text:span>ra-<text:span text:style-name="T18">i</text:span>-re</text:p>
          </table:table-cell>
          <table:table-cell table:style-name="Tableau2.A1" office:value-type="string">
            <text:p text:style-name="P69">▶</text:p>
          </table:table-cell>
        </table:table-row>
        <table:table-row>
          <table:table-cell table:style-name="Tableau2.A1" office:value-type="string">
            <text:p text:style-name="P24"><text:span text:style-name="T39">p</text:span>a-<text:span text:style-name="T18">si</text:span>-e</text:p>
          </table:table-cell>
          <table:table-cell table:style-name="Tableau2.A1" office:value-type="string">
            <text:p text:style-name="P24"><text:span text:style-name="T39">m</text:span>e-<text:span text:style-name="T18">ti</text:span>-o</text:p>
          </table:table-cell>
          <table:table-cell table:style-name="Tableau2.A1" office:value-type="string">
            <text:p text:style-name="P8"><text:span text:style-name="T39">i</text:span>n-ge-ni-<text:span text:style-name="T28">e</text:span>-ro </text:p>
          </table:table-cell>
          <table:table-cell table:style-name="Tableau2.A1" office:value-type="string">
            <text:p text:style-name="P8"><text:span text:style-name="T39">i</text:span>n-<text:span text:style-name="T29">sek</text:span>-to </text:p>
          </table:table-cell>
          <table:table-cell table:style-name="Tableau2.A1" office:value-type="string">
            <text:p text:style-name="P19"><text:span text:style-name="T39">r</text:span>e-<text:span text:style-name="T18">s</text:span><text:span text:style-name="T29">e</text:span><text:span text:style-name="T18">r</text:span>-vi </text:p>
          </table:table-cell>
          <table:table-cell table:style-name="Tableau2.A1" office:value-type="string">
            <text:p text:style-name="P27"><text:span text:style-name="T39">r</text:span>e-<text:span text:style-name="T18">zer</text:span>-vi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69">▶</text:p>
          </table:table-cell>
        </table:table-row>
      </table:table>
      <text:p text:style-name="P35"/>
      <text:p text:style-name="P35"/>
      <text:p text:style-name="P35"/>
      <text:p text:style-name="P35"/>
      <text:h text:style-name="P76" text:outline-level="3">Kvara ekzerco</text:h>
      <text:p text:style-name="P33">Legado</text:p>
      <text:p text:style-name="P32"/>
      <text:p text:style-name="P71">citrono <text:s text:c="2"/>cento <text:s text:c="2"/>sceno. scio <text:s text:c="2"/>balau <text:s text:c="2"/>ŝanceli <text:s text:c="2"/>nenie<text:span text:style-name="T6">l <text:s/></text:span><text:s/>embaraso <text:s text:c="2"/>zoologio <text:s text:c="2"/>reservi<text:tab/><text:tab/><text:span text:style-name="T42">▶</text:span></text:p>
      <text:p text:style-name="P71"/>
      <text:p text:style-name="P71"><text:span text:style-name="T6">traire <text:s text:c="2"/>hodiaŭ <text:s text:c="2"/>di</text:span>sŝiri <text:s text:c="2"/>majesta <text:s text:c="2"/>heroino <text:s text:c="2"/>pezo <text:s text:c="2"/>inte<text:span text:style-name="T15">rn</text:span>acia <text:s text:c="2"/>seshora <text:s text:c="3"/>suker<text:span text:style-name="T6">o <text:s/></text:span><text:s/><text:span text:style-name="T6">gento<text:tab/><text:tab/></text:span><text:span text:style-name="T42">▶</text:span></text:p>
      <text:p text:style-name="P71"/>
      <text:p text:style-name="P71">cipreso <text:s text:c="2"/><text:span text:style-name="T6">st</text:span>alo <text:s text:c="2"/>feino <text:s text:c="2"/>plu <text:s text:c="2"/>indigni <text:s text:c="2"/>sigel<text:span text:style-name="T6">o <text:s/></text:span><text:s/>krajono <text:s text:c="2"/>r<text:span text:style-name="T6">uin</text:span>o <text:s text:c="2"/>pesilo <text:s text:c="2"/>lipharo <text:s text:c="2"/>facila<text:tab/><text:tab/><text:span text:style-name="T42">▶</text:span></text:p>
      <text:p text:style-name="P71"/>
      <text:p text:style-name="P71">metio <text:s text:c="2"/>laŭdi <text:s text:c="2"/>pale <text:s text:c="2"/>ĝardeno <text:s text:c="2"/>sono <text:s text:c="2"/>lnsekto <text:s text:c="2"/>kiu <text:s text:c="2"/>zorgi <text:s text:c="3"/>majo <text:s text:c="2"/>signi <text:s text:c="2"/>ec <text:s text:c="2"/>bonaĵo<text:tab/><text:tab/><text:span text:style-name="T42">▶</text:span></text:p>
      <text:p text:style-name="P71"/>
      <text:p text:style-name="P71"><text:span text:style-name="T6">legi <text:s text:c="2"/>i</text:span>el <text:s text:c="2"/>ĉikano <text:s text:c="2"/>traetera <text:s text:c="2"/>sofismo <text:s text:c="2"/>domoj <text:s text:c="2"/>spino <text:s text:c="2"/>j<text:span text:style-name="T6">u</text:span>risto <text:s text:c="2"/><text:span text:style-name="T6">ĉi</text:span>elo <text:s text:c="2"/><text:span text:style-name="T6">ĥe</text:span>mio<text:tab/><text:tab/><text:tab/><text:span text:style-name="T42">▶</text:span></text:p>
      <text:p text:style-name="P35"/>
      <text:p text:style-name="P35"/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14:30:22.515000000</meta:creation-date>
    <dc:date>2023-03-01T15:30:39.366602098</dc:date>
    <meta:editing-duration>PT3H57M48S</meta:editing-duration>
    <meta:editing-cycles>67</meta:editing-cycles>
    <meta:generator>LibreOffice/7.3.7.2$Linux_X86_64 LibreOffice_project/30$Build-2</meta:generator>
    <dc:creator>Bob Correcteur</dc:creator>
    <meta:document-statistic meta:table-count="2" meta:image-count="0" meta:object-count="0" meta:page-count="2" meta:paragraph-count="261" meta:word-count="385" meta:character-count="2367" meta:non-whitespace-character-count="1981"/>
  </office:meta>
</office:document-meta>
</file>